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518958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Test Case Summary</text:p>
          </table:table-cell>
          <table:table-cell office:value-type="string" table:style-name="ce1">
            <text:p>Number</text:p>
          </table:table-cell>
          <table:table-cell table:number-columns-repeated="2"/>
          <table:table-cell table:style-name="ce1">
            <draw:frame draw:z-index="1" draw:id="id0" draw:style-name="a0" draw:name="Chart 1" svg:x="0in" svg:y="0.02083in" svg:width="5.03241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Chart 2" svg:x="0.00694in" svg:y="0.04167in" svg:width="5.03704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1">
            <text:p>Total Test Cases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s Executed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s Passed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Faile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 Cases Ignored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fect Summary</text:p>
          </table:table-cell>
          <table:table-cell office:value-type="string" table:style-name="ce1">
            <text:p>Numb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tal Defects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vial Defect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or Defect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jor Defect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tastrophic Defects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Tani</meta:initial-creator>
    <dc:creator>Tani</dc:creator>
    <meta:creation-date>2017-04-02T10:10:54Z</meta:creation-date>
    <dc:date>2017-04-02T18:16:0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bacc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bar" svg:height="216.0pt" svg:width="362.333464566929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1"/>
          </chart:axis>
          <chart:series chart:label-cell-address="Sheet1.$A$2" chart:values-cell-range-address="Sheet1.$B$2" chart:class="chart:bar" chart:attached-axis="primary-y" chart:style-name="G0S0">
            <chart:data-point/>
          </chart:series>
          <chart:series chart:label-cell-address="Sheet1.$A$3" chart:values-cell-range-address="Sheet1.$B$3" chart:class="chart:bar" chart:attached-axis="primary-y" chart:style-name="G0S1">
            <chart:data-point/>
          </chart:series>
          <chart:series chart:label-cell-address="Sheet1.$A$4" chart:values-cell-range-address="Sheet1.$B$4" chart:class="chart:bar" chart:attached-axis="primary-y" chart:style-name="G0S2">
            <chart:data-point/>
          </chart:series>
          <chart:series chart:label-cell-address="Sheet1.$A$5" chart:values-cell-range-address="Sheet1.$B$5" chart:class="chart:bar" chart:attached-axis="primary-y" chart:style-name="G0S3">
            <chart:data-point/>
          </chart:series>
          <chart:series chart:label-cell-address="Sheet1.$A$6" chart:values-cell-range-address="Sheet1.$B$6" chart:class="chart:bar" chart:attached-axis="primary-y" chart:style-name="G0S4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25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9bbb59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">
      <style:graphic-properties draw:fill="solid" draw:fill-color="#8064a2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bg" fo:country="BG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25" chart:solid-type="cuboid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c0504d" draw:opacity="100%" draw:stroke="none"/>
    </style:style>
  </office:automatic-styles>
  <office:body>
    <office:chart>
      <chart:chart chart:class="chart:circle" svg:height="216.0pt" svg:width="362.6668503937007pt" chart:style-name="Crt0">
        <chart:title chart:style-name="CT00">
          <text:p text:style-name="a0" text:class-names="" text:cond-style-name="">Defect Summary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heet1.$A$10:.$A$13"/>
          </chart:axis>
          <chart:axis chart:dimension="y"/>
          <chart:series chart:label-cell-address="Sheet1.$A$8" chart:values-cell-range-address="Sheet1.$B$10:.$B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